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ontAwesome" svg:font-family="FontAwesome"/>
    <style:font-face style:name="Mangal1" svg:font-family="Mangal"/>
    <style:font-face style:name="OpenSymbol" svg:font-family="OpenSymbol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942cm" style:rel-column-width="15186*"/>
    </style:style>
    <style:style style:name="Tabelle2.B" style:family="table-column">
      <style:table-column-properties style:column-width="13.07cm" style:rel-column-width="50349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017cm" style:rel-column-width="30881*"/>
    </style:style>
    <style:style style:name="Tabelle3.B" style:family="table-column">
      <style:table-column-properties style:column-width="8.996cm" style:rel-column-width="3465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8.837cm" style:rel-column-width="34041*"/>
    </style:style>
    <style:style style:name="Tabelle5.B" style:family="table-column">
      <style:table-column-properties style:column-width="8.176cm" style:rel-column-width="3149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013cm" fo:margin-left="0cm" fo:margin-right="-0.012cm" table:align="margins"/>
    </style:style>
    <style:style style:name="Tabelle6.A" style:family="table-column">
      <style:table-column-properties style:column-width="8.837cm" style:rel-column-width="34041*"/>
    </style:style>
    <style:style style:name="Tabelle6.B" style:family="table-column">
      <style:table-column-properties style:column-width="8.176cm" style:rel-column-width="31494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76cm" fo:margin-left="0.037cm" fo:margin-right="-0.012cm" table:align="margins"/>
    </style:style>
    <style:style style:name="Tabelle7.A" style:family="table-column">
      <style:table-column-properties style:column-width="8.811cm" style:rel-column-width="34013*"/>
    </style:style>
    <style:style style:name="Tabelle7.B" style:family="table-column">
      <style:table-column-properties style:column-width="8.165cm" style:rel-column-width="31522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76cm" fo:margin-left="0.037cm" fo:margin-right="-0.012cm" table:align="margins"/>
    </style:style>
    <style:style style:name="Tabelle8.A" style:family="table-column">
      <style:table-column-properties style:column-width="8.811cm" style:rel-column-width="34013*"/>
    </style:style>
    <style:style style:name="Tabelle8.B" style:family="table-column">
      <style:table-column-properties style:column-width="8.165cm" style:rel-column-width="31522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76cm" fo:margin-left="0.037cm" fo:margin-right="-0.012cm" table:align="margins"/>
    </style:style>
    <style:style style:name="Tabelle9.A" style:family="table-column">
      <style:table-column-properties style:column-width="8.811cm" style:rel-column-width="34013*"/>
    </style:style>
    <style:style style:name="Tabelle9.B" style:family="table-column">
      <style:table-column-properties style:column-width="8.165cm" style:rel-column-width="31522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000000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11" style:family="paragraph" style:parent-style-name="Text_20_body">
      <style:text-properties fo:font-variant="normal" fo:text-transform="none" fo:color="#0000ff" style:font-name="sans-serif" fo:font-size="10pt" fo:letter-spacing="normal" fo:font-style="normal" style:font-size-asian="10pt" style:font-size-complex="10pt"/>
    </style:style>
    <style:style style:name="P12" style:family="paragraph" style:parent-style-name="Text_20_body">
      <style:text-properties style:font-name="Verdana1" fo:font-size="11.1999998092651pt" style:font-size-asian="11.1999998092651pt" style:font-size-complex="11.1999998092651pt"/>
    </style:style>
    <style:style style:name="P13" style:family="paragraph" style:parent-style-name="Text_20_body">
      <style:paragraph-properties fo:margin-top="0cm" fo:margin-bottom="0cm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6" style:family="paragraph" style:parent-style-name="Heading_20_5">
      <style:text-properties fo:font-variant="normal" fo:text-transform="none" fo:color="#0000ff" style:font-name="sans-serif" fo:font-size="10pt" fo:letter-spacing="normal" fo:font-style="normal" style:font-size-asian="10pt" style:font-size-complex="10pt"/>
    </style:style>
    <style:style style:name="P17" style:family="paragraph" style:parent-style-name="Heading_20_5">
      <style:text-properties fo:font-variant="normal" fo:text-transform="none" fo:color="#0000ff" style:font-name="sans-serif" fo:letter-spacing="normal" fo:font-style="normal"/>
    </style:style>
    <style:style style:name="P18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text-properties fo:font-size="10pt" fo:font-weight="bold"/>
    </style:style>
    <style:style style:name="P20" style:family="paragraph" style:parent-style-name="Standard">
      <style:text-properties fo:color="#000000" fo:font-size="10pt" style:font-size-asian="10pt" style:font-size-complex="10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monospace" fo:font-size="10.5pt" fo:letter-spacing="normal" fo:font-style="normal" fo:font-weight="normal" style:font-size-asian="10pt" style:font-size-complex="10pt"/>
    </style:style>
    <style:style style:name="P22" style:family="paragraph" style:parent-style-name="Heading_20_5">
      <style:text-properties fo:font-variant="normal" fo:text-transform="none" fo:color="#0000ff" style:font-name="sans-serif" fo:font-size="10pt" fo:letter-spacing="normal" fo:font-style="normal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ff" style:font-name="monospace" fo:font-size="10.5pt" fo:letter-spacing="normal" fo:font-style="normal" fo:font-weight="norm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FontAwesome" fo:font-size="14pt" fo:letter-spacing="normal" fo:font-style="normal" fo:font-weight="normal"/>
    </style:style>
    <style:style style:name="T4" style:family="text">
      <style:text-properties fo:font-variant="normal" fo:text-transform="none" fo:color="#0000ff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style:font-name="FontAwesome" fo:font-size="14pt" fo:letter-spacing="normal" fo:font-style="normal" fo:font-weight="normal"/>
    </style:style>
    <style:style style:name="T6" style:family="text">
      <style:text-properties fo:font-variant="normal" fo:text-transform="none" style:font-name="FontAwesome" fo:letter-spacing="normal" fo:font-style="normal" fo:font-weight="normal"/>
    </style:style>
    <style:style style:name="T7" style:family="text">
      <style:text-properties fo:font-variant="normal" fo:text-transform="none" style:font-name="monospace" fo:letter-spacing="normal" fo:font-style="normal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Input Validation 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5"/>
      <text:p text:style-name="P4">Neben Funktionen bietet schon HTML die Möglichkeit Eingaben zu testen.</text:p>
      <text:p text:style-name="P4"/>
      <text:p text:style-name="P4">Unter: HTML w3schools →HTML Forms → Input Attributes</text:p>
      <text:p text:style-name="P6"/>
      <text:p text:style-name="P6">Was machen folgende Attribute</text:p>
      <text:list xml:id="list7289346941263454100" text:style-name="L1">
        <text:list-header>
          <text:p text:style-name="P18"/>
        </text:list-header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<text:span text:style-name="T8">Attribut</text:span> </text:p>
          </table:table-cell>
          <table:table-cell table:style-name="Tabelle2.B1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0">autocomplete</text:p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0">autofocus</text:p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3">list</text:p>
          </table:table-cell>
          <table:table-cell table:style-name="Tabelle2.B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elle2.A2" office:value-type="string">
            <text:p text:style-name="P13">min,max</text:p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2">multiple</text:p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2">pattern</text:p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12">required</text:p>
          </table:table-cell>
          <table:table-cell table:style-name="Tabelle2.B2" office:value-type="string">
            <text:p text:style-name="P7"/>
          </table:table-cell>
        </table:table-row>
      </table:table>
      <text:list xml:id="list35468177" text:continue-numbering="true" text:style-name="L1">
        <text:list-item>
          <text:list>
            <text:list-header>
              <text:p text:style-name="P19"><text:a xlink:type="simple" xlink:href="http://wiki.selfhtml.org/wiki/HTML/Formulare/Validierung_von_Formularen" text:style-name="Internet_20_link" text:visited-style-name="Visited_20_Internet_20_Link"><text:span text:style-name="T2"/></text:a></text:p>
            </text:list-header>
          </text:list>
        </text:list-item>
      </text:list>
      <text:p text:style-name="P4">Unter http://pattern.tfcpc.de/pattern-tutorial.php</text:p>
      <text:p text:style-name="P4"/>
      <text:p text:style-name="P4">Schauen wir uns die Beispiele an. <text:s/><text:span text:style-name="T4">&lt;input type="text" pattern=".....Beispiel..."&gt;</text:span></text:p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9">Beispiel</text:p>
          </table:table-cell>
          <table:table-cell table:style-name="Tabelle3.B1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A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23">pattern="[ABCD]"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23">pattern="[^Ad5]"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23">pattern="[^A-zÄÖÜäöüß0-9]{5}"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23">pattern="[A-Z][a-z][a-z][a-z][a-z]"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0-9][0-9][0-9][0-9][0-9]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0-9]{5}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DE[0-9]{20}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A-z]{1,3}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A-Z][a-z]?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A-Z][a-z]+"</text:span> </text:p>
          </table:table-cell>
          <table:table-cell table:style-name="Tabelle3.B2" office:value-type="string">
            <text:p text:style-name="P8"/>
          </table:table-cell>
        </table:table-row>
        <table:table-row>
          <table:table-cell table:style-name="Tabelle3.A2" office:value-type="string">
            <text:p text:style-name="P8"><text:span text:style-name="T4">pattern="[A-Z][a-z]*"</text:span> </text:p>
          </table:table-cell>
          <table:table-cell table:style-name="Tabelle3.B2" office:value-type="string">
            <text:p text:style-name="P8"/>
          </table:table-cell>
        </table:table-row>
      </table:table>
      <text:h text:style-name="P16" text:outline-level="5"/>
      <text:p text:style-name="P11"/>
      <text:h text:style-name="P16" text:outline-level="5"><text:soft-page-break/>Probleme mit Input-pattern max Angaben und HTLM Längenangaben bzw. der Angabe: required:</text:h>
      <text:p text:style-name="P4">Was sind die Probleme</text:p>
      <text:p text:style-name="P4"/>
      <text:p text:style-name="P4">1. ______________________________________________________________________________________________</text:p>
      <text:p text:style-name="P4"/>
      <text:p text:style-name="P4">2. ______________________________________________________________________________________________</text:p>
      <text:p text:style-name="P4"/>
      <text:p text:style-name="P4">3. ______________________________________________________________________________________________</text:p>
      <text:p text:style-name="P4"/>
      <text:p text:style-name="Standard"><text:span text:style-name="T1">Unter </text:span><text:span text:style-name="T3">Zeichenauswahl mit Alternativen</text:span> 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Beispiel</text:p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5"><text:span text:style-name="T4">pattern="Kaffee|Tee|Glühwein"</text:span> 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5"><text:span text:style-name="T4">pattern="Weißwein|Rotwein|Rosé|Sekt"</text:span> </text:p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Standard"/>
      <text:p text:style-name="Standard">Unter <text:span text:style-name="T3">Zeichen gruppieren</text:span> </text:p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Beispiel</text:p>
          </table:table-cell>
          <table:table-cell table:style-name="Tabelle5.B1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15"><text:span text:style-name="T4">pattern="(cous){2}" </text:span><text:s/></text:p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15"><text:span text:style-name="T4">pattern="(Weiß|Rot)wein|Ros(é|e)|Sekt"</text:span> </text:p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Standard"/>
      <text:h text:style-name="P17" text:outline-level="5">Wer den Fehler findet, darf ihn behalten</text:h>
      <text:p text:style-name="Standard">________________________________________________________________________________</text:p>
      <text:p text:style-name="Standard"/>
      <text:p text:style-name="P3"><text:span text:style-name="T6">Unter</text:span><text:span text:style-name="T5"> Verweise</text:span> 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Beispiel</text:p>
          </table:table-cell>
          <table:table-cell table:style-name="Tabelle6.B1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21">pattern="(\w)(\w)\1\2"</text:p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15"><text:span text:style-name="T4">pattern="\d{3}( |\.|-)?\d{3}\1\d{3}" </text:span><text:s/></text:p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15"><text:span text:style-name="T4">pattern="(\w)(?:\w)(\w)(\w)\2"</text:span> </text:p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P3"/>
      <text:p text:style-name="Standard"><text:span text:style-name="T9"><text:s/>Unter </text:span><text:span text:style-name="T3">Zeichen mit besonderer Bedeutung</text:span> 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Beispiel</text:p>
          </table:table-cell>
          <table:table-cell table:style-name="Tabelle7.B1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21">pattern="Wasser?" 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15"><text:span text:style-name="T4">pattern="[0-9]+(\.[0-9]{2})?\$" <text:s/></text:span><text:s/>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15"><text:span text:style-name="T4">pattern="[0-9]+(\.[0-9]{2})?\$"</text:span> </text:p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P3"/>
      <text:p text:style-name="Standard"><text:span text:style-name="T9">Unter </text:span><text:span text:style-name="T3">Vordefinierte (Meta)Zeichen</text:span> </text:p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Table_20_Contents">Beispiel</text:p>
          </table:table-cell>
          <table:table-cell table:style-name="Tabelle8.B1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21">pattern="[\d]{5}" <text:s/></text:p>
          </table:table-cell>
          <table:table-cell table:style-name="Tabelle8.B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15"><text:span text:style-name="T4">pattern="\D+" <text:s/></text:span><text:s/></text:p>
          </table:table-cell>
          <table:table-cell table:style-name="Tabelle8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><text:soft-page-break/><text:span text:style-name="T9">Unter </text:span><text:span text:style-name="T3">Negative Vorhersagen</text:span> </text:p>
      <text:p text:style-name="Standard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Table_20_Contents">Beispiel</text:p>
          </table:table-cell>
          <table:table-cell table:style-name="Tabelle9.B1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5"><text:span text:style-name="T4">pattern="[012](?!13)\d{2}"</text:span> 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4"><text:span text:style-name="T4">pattern="(?!.*no.*).*"</text:span><text:span text:style-name="T7"> </text:span><text:span text:style-name="T4"><text:s text:c="2"/></text:span>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5"><text:span text:style-name="T4">pattern="(?=.*(.)\1\1.*)\w*" <text:s text:c="2"/></text:span><text:s/>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5"><text:span text:style-name="T4">pattern="(?!.*(.)\1\1.*)\w*"</text:span> </text:p>
          </table:table-cell>
          <table:table-cell table:style-name="Tabelle9.B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>Weitere Beispiele: http://html5pattern.com/Phones</text:p>
      <text:p text:style-name="P3"/>
      <text:p text:style-name="P3">Links: <text:a xlink:type="simple" xlink:href="https://www.html5rocks.com/de/tutorials/forms/html5forms/" text:style-name="Internet_20_link" text:visited-style-name="Visited_20_Internet_20_Link">https://www.html5rocks.com/de/tutorials/forms/html5forms/</text:a></text:p>
      <text:p text:style-name="P3"/>
      <text:p text:style-name="P3">Probieren Sie jetzt diese neuen Attribute in ihrem Formular a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ösung: </text:p>
      <text:p text:style-name="P3"/>
      <text:p text:style-name="P2"><text:a xlink:type="simple" xlink:href="http://www.knopper.net/bw/ainf/uebungen/uebung04-musterloesung/uebung04.html" text:style-name="Internet_20_link" text:visited-style-name="Visited_20_Internet_20_Link">http://www.knopper.net/bw/ainf/uebungen/uebung04-musterloesung/uebung0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ontAwesome" svg:font-family="FontAwesome"/>
    <style:font-face style:name="Mangal1" svg:font-family="Mangal"/>
    <style:font-face style:name="OpenSymbol" svg:font-family="OpenSymbol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8-01-10T15:25:57.57</dc:date>
    <dc:creator>Yvonne Fitzgerald</dc:creator>
    <meta:editing-duration>PT3H51M50S</meta:editing-duration>
    <meta:editing-cycles>35</meta:editing-cycles>
    <meta:generator>OpenOffice/4.1.4$Win32 OpenOffice.org_project/414m4$Build-9787</meta:generator>
    <meta:document-statistic meta:table-count="9" meta:image-count="0" meta:object-count="0" meta:page-count="3" meta:paragraph-count="70" meta:word-count="153" meta:character-count="2164"/>
  </office:meta>
</office:document-meta>
</file>